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44c" officeooo:paragraph-rsid="0016a44c"/>
    </style:style>
    <style:style style:name="P2" style:family="paragraph" style:parent-style-name="Standard">
      <style:text-properties officeooo:rsid="00179984" officeooo:paragraph-rsid="001799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G APP_PORT</text:p>
      <text:p text:style-name="P1">ARG SMTP_HOST</text:p>
      <text:p text:style-name="P1">ARG SMTP_USER</text:p>
      <text:p text:style-name="P1">ARG SMTP_PASS</text:p>
      <text:p text:style-name="P1">ARG SMTP_PORT</text:p>
      <text:p text:style-name="P1"/>
      <text:p text:style-name="P1"/>
      <text:p text:style-name="P2">ENV AWS_MAILER_APP_PORT=7090</text:p>
      <text:p text:style-name="P2">ENV AWS_MAILER_SMTP_HOST=email-smtp.us-west-2.amazonaws.com</text:p>
      <text:p text:style-name="P2">ENV AWS_MAILER_SMTP_USER=AKIAJSFVIS4CKOOPUHPA</text:p>
      <text:p text:style-name="P2">ENV AWS_MAILER_SMTP_PASS=AnYZPlH9wZbdVs7hHJAI8BDWCgBe1HCgrTD9oI4kf69U</text:p>
      <text:p text:style-name="P2">ENV AWS_MAILER_SMTP_PORT=4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1:41:38.275201308</meta:creation-date>
    <dc:date>2018-07-05T22:45:21.278286569</dc:date>
    <meta:editing-duration>PT53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0" meta:character-count="293" meta:non-whitespace-character-count="283"/>
  </office:meta>
</office:document-meta>
</file>